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  <style:style style:name="ce6" style:family="table-cell" style:parent-style-name="Default" style:data-style-name="N37">
      <style:table-cell-properties fo:background-color="#00ad5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Two Sum</text:p>
          </table:table-cell>
          <table:table-cell/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7-11" calcext:value-type="date">
            <text:p>07/11/25</text:p>
          </table:table-cell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7-12" calcext:value-type="date">
            <text:p>07/12/25</text:p>
          </table:table-cell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erge Two Sorted Lists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Linked List Cycle</text:p>
          </table:table-cell>
          <table:table-cell/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  <table:table-cell table:style-name="ce6" office:value-type="date" office:date-value="2025-07-18" calcext:value-type="date">
            <text:p>07/18/25</text:p>
          </table:table-cell>
        </table:table-row>
        <table:table-row table:style-name="ro1">
          <table:table-cell table:style-name="ce2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2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  <table:table-cell table:style-name="ce6" office:value-type="date" office:date-value="2025-07-15" calcext:value-type="date">
            <text:p>07/15/25</text:p>
          </table:table-cell>
        </table:table-row>
        <table:table-row table:style-name="ro1">
          <table:table-cell table:style-name="ce2" office:value-type="string" calcext:value-type="string">
            <text:p>Last Stone Weight</text:p>
          </table:table-cell>
          <table:table-cell table:style-name="ce6" office:value-type="date" office:date-value="2025-07-18" calcext:value-type="date">
            <text:p>07/18/25</text:p>
          </table:table-cell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2" office:value-type="string" calcext:value-type="string">
            <text:p>Climbing Stairs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table:style-name="ce2" office:value-type="string" calcext:value-type="string">
            <text:p>Min Cost Climbing Stairs</text:p>
          </table:table-cell>
          <table:table-cell table:style-name="ce6" office:value-type="date" office:date-value="2025-07-20" calcext:value-type="date">
            <text:p>07/20/25</text:p>
          </table:table-cell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2" office:value-type="string" calcext:value-type="string">
            <text:p>Meeting Rooms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2" office:value-type="string" calcext:value-type="string">
            <text:p>Happy Number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table:style-name="ce2" office:value-type="string" calcext:value-type="string">
            <text:p>Plus One</text:p>
          </table:table-cell>
          <table:table-cell table:style-name="ce6" office:value-type="date" office:date-value="2025-07-20" calcext:value-type="date">
            <text:p>07/20/25</text:p>
          </table:table-cell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2" office:value-type="string" calcext:value-type="string">
            <text:p>Single Number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Number of 1 Bits</text:p>
          </table:table-cell>
          <table:table-cell/>
        </table:table-row>
        <table:table-row table:style-name="ro1">
          <table:table-cell table:style-name="ce2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2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0">00/00/0000</text:date>, <text:time style:data-style-name="N2" text:time-value="16:57:01.9994674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7-20T16:57:10.896217484</dc:date>
    <meta:editing-duration>PT34M17S</meta:editing-duration>
    <meta:editing-cycles>18</meta:editing-cycles>
    <meta:generator>LibreOffice/24.2.7.2$Linux_X86_64 LibreOffice_project/420$Build-2</meta:generator>
    <meta:document-statistic meta:table-count="1" meta:cell-count="186" meta:object-count="0"/>
  </office:meta>
</office:document-meta>
</file>